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063in"/>
    </style:style>
    <style:style style:name="co2" style:family="table-column">
      <style:table-column-properties fo:break-before="auto" style:column-width="1.4307in"/>
    </style:style>
    <style:style style:name="co3" style:family="table-column">
      <style:table-column-properties fo:break-before="auto" style:column-width="2.6543in"/>
    </style:style>
    <style:style style:name="co4" style:family="table-column">
      <style:table-column-properties fo:break-before="auto" style:column-width="4.6319in"/>
    </style:style>
    <style:style style:name="co5" style:family="table-column">
      <style:table-column-properties fo:break-before="auto" style:column-width="3.7252in"/>
    </style:style>
    <style:style style:name="co6" style:family="table-column">
      <style:table-column-properties fo:break-before="auto" style:column-width="1.660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test id</text:p>
          </table:table-cell>
          <table:table-cell table:style-name="ce1" office:value-type="string">
            <text:p>precondition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status</text:p>
          </table:table-cell>
        </table:table-row>
        <table:table-row table:style-name="ro1">
          <table:table-cell office:value-type="string">
            <text:p>TC_001</text:p>
          </table:table-cell>
          <table:table-cell office:value-type="string">
            <text:p><text:s/>log in page</text:p>
          </table:table-cell>
          <table:table-cell office:value-type="string">
            <text:p><text:s/>user name password and log in button</text:p>
          </table:table-cell>
          <table:table-cell office:value-type="string">
            <text:p>valid user name and valid password</text:p>
          </table:table-cell>
          <table:table-cell office:value-type="string">
            <text:p>next page should be displayed</text:p>
          </table:table-cell>
          <table:table-cell table:number-columns-repeated="2"/>
        </table:table-row>
        <table:table-row table:style-name="ro1">
          <table:table-cell office:value-type="string">
            <text:p>TC_002</text:p>
          </table:table-cell>
          <table:table-cell office:value-type="string">
            <text:p><text:s/>log in page</text:p>
          </table:table-cell>
          <table:table-cell office:value-type="string">
            <text:p><text:s/>user name password and log in button</text:p>
          </table:table-cell>
          <table:table-cell office:value-type="string">
            <text:p>invalid user name and valid password</text:p>
          </table:table-cell>
          <table:table-cell office:value-type="string">
            <text:p>error message should be displayed and log in should fail</text:p>
          </table:table-cell>
          <table:table-cell table:number-columns-repeated="2"/>
        </table:table-row>
        <table:table-row table:style-name="ro1">
          <table:table-cell office:value-type="string">
            <text:p>TC_003</text:p>
          </table:table-cell>
          <table:table-cell office:value-type="string">
            <text:p><text:s/>log in page</text:p>
          </table:table-cell>
          <table:table-cell office:value-type="string">
            <text:p><text:s/>user name password and log in button</text:p>
          </table:table-cell>
          <table:table-cell office:value-type="string">
            <text:p>valid user name and invalid password</text:p>
          </table:table-cell>
          <table:table-cell office:value-type="string">
            <text:p>error message should be displayed and log in should fail</text:p>
          </table:table-cell>
          <table:table-cell table:number-columns-repeated="2"/>
        </table:table-row>
        <table:table-row table:style-name="ro1">
          <table:table-cell office:value-type="string">
            <text:p>TC_004</text:p>
          </table:table-cell>
          <table:table-cell office:value-type="string">
            <text:p><text:s/>log in page</text:p>
          </table:table-cell>
          <table:table-cell office:value-type="string">
            <text:p><text:s/>user name password and log in button</text:p>
          </table:table-cell>
          <table:table-cell office:value-type="string">
            <text:p>invalid user name and invalid password</text:p>
          </table:table-cell>
          <table:table-cell office:value-type="string">
            <text:p>error message should be displayed and log in should fail</text:p>
          </table:table-cell>
          <table:table-cell table:number-columns-repeated="2"/>
        </table:table-row>
        <table:table-row table:style-name="ro1">
          <table:table-cell office:value-type="string">
            <text:p>TC_005</text:p>
          </table:table-cell>
          <table:table-cell office:value-type="string">
            <text:p><text:s/>log in page</text:p>
          </table:table-cell>
          <table:table-cell office:value-type="string">
            <text:p><text:s/>user name password and log in button</text:p>
          </table:table-cell>
          <table:table-cell office:value-type="string">
            <text:p>only user name</text:p>
          </table:table-cell>
          <table:table-cell office:value-type="string">
            <text:p>error message should be displayed and log in should fail</text:p>
          </table:table-cell>
          <table:table-cell table:number-columns-repeated="2"/>
        </table:table-row>
        <table:table-row table:style-name="ro1">
          <table:table-cell office:value-type="string">
            <text:p>TC_006</text:p>
          </table:table-cell>
          <table:table-cell office:value-type="string">
            <text:p><text:s/>log in page</text:p>
          </table:table-cell>
          <table:table-cell office:value-type="string">
            <text:p><text:s/>user name password and log in button</text:p>
          </table:table-cell>
          <table:table-cell office:value-type="string">
            <text:p>only password</text:p>
          </table:table-cell>
          <table:table-cell office:value-type="string">
            <text:p>error message should be displayed and log in should fail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8">01/28/2019</text:date>, <text:time>17:5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un bhat</meta:initial-creator>
    <meta:creation-date>2019-01-28T17:25:49.70</meta:creation-date>
    <dc:date>2019-01-28T17:56:14.21</dc:date>
    <dc:creator>arun bhat</dc:creator>
    <meta:editing-duration>PT15M4S</meta:editing-duration>
    <meta:editing-cycles>1</meta:editing-cycles>
    <meta:document-statistic meta:table-count="3" meta:cell-count="37" meta:object-count="0"/>
    <meta:generator>OpenOffice/4.1.1$Win32 OpenOffice.org_project/411m6$Build-9775</meta:generator>
  </office:meta>
</office:document-meta>
</file>